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Ultrafine_20_Dashed" svg:stroke-color="#000000" draw:fill="solid" draw:fill-color="#00ccff" draw:textarea-horizontal-align="justify" draw:textarea-vertical-align="middle" draw:auto-grow-height="false" fo:min-height="1.25cm" fo:min-width="15.5cm"/>
    </style:style>
    <style:style style:name="gr2" style:family="graphic" style:parent-style-name="standard">
      <style:graphic-properties draw:stroke="none" draw:stroke-dash="Ultrafine_20_Dashed" svg:stroke-color="#000000" draw:fill="solid" draw:fill-color="#dddddd" draw:textarea-horizontal-align="justify" draw:textarea-vertical-align="middle" draw:auto-grow-height="false" fo:min-height="1.25cm" fo:min-width="6.85cm"/>
    </style:style>
    <style:style style:name="gr3" style:family="graphic" style:parent-style-name="objectwithoutfill">
      <style:graphic-properties draw:stroke="solid" svg:stroke-width="0.1cm" svg:stroke-color="#dddddd" draw:marker-start-width="0.5cm" draw:marker-end="Symmetric_20_Arrow" draw:marker-end-width="0.6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00ccff" draw:marker-start-width="0.5cm" draw:marker-end-width="0.5cm" draw:stroke-linejoin="miter" draw:fill="solid" draw:fill-color="#ffffff" draw:textarea-horizontal-align="justify" draw:textarea-vertical-align="middle" draw:auto-grow-height="false" fo:min-height="1.675cm" fo:min-width="4.542cm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00ccff" draw:marker-start-width="0.5cm" draw:marker-end-width="0.5cm" draw:stroke-linejoin="miter" draw:fill="solid" draw:fill-color="#ffffff" draw:textarea-horizontal-align="justify" draw:textarea-vertical-align="middle" draw:auto-grow-height="false" fo:min-height="1.675cm" fo:min-width="4.541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dddddd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draw:stroke-dash="Ultrafine_20_Dashed" svg:stroke-color="#000000" draw:fill="solid" draw:fill-color="#00ccff" draw:textarea-horizontal-align="justify" draw:textarea-vertical-align="middle" draw:auto-grow-height="false" fo:min-height="1.05cm" fo:min-width="1.8cm"/>
    </style:style>
    <style:style style:name="gr8" style:family="graphic" style:parent-style-name="standard">
      <style:graphic-properties draw:stroke="none" draw:stroke-dash="Ultrafine_20_Dashed" svg:stroke-color="#000000" draw:fill="solid" draw:fill-color="#dddddd" draw:textarea-horizontal-align="justify" draw:textarea-vertical-align="middle" draw:auto-grow-height="false" fo:min-height="1.25cm" fo:min-width="2.35cm"/>
    </style:style>
    <style:style style:name="gr9" style:family="graphic" style:parent-style-name="standard">
      <style:graphic-properties draw:stroke="none" draw:stroke-dash="Ultrafine_20_Dashed" svg:stroke-color="#000000" draw:fill="solid" draw:fill-color="#00ccff" draw:textarea-horizontal-align="justify" draw:textarea-vertical-align="middle" draw:auto-grow-height="false" fo:min-height="1.35cm" fo:min-width="3.8cm"/>
    </style:style>
    <style:style style:name="gr10" style:family="graphic" style:parent-style-name="standard">
      <style:graphic-properties draw:stroke="none" draw:stroke-dash="Ultrafine_20_Dashed" svg:stroke-color="#000000" draw:fill="solid" draw:fill-color="#dddddd" draw:textarea-horizontal-align="justify" draw:textarea-vertical-align="middle" draw:auto-grow-height="false" fo:min-height="1.25cm" fo:min-width="8.15cm"/>
    </style:style>
    <style:style style:name="gr11" style:family="graphic" style:parent-style-name="standard">
      <style:graphic-properties draw:stroke="none" draw:stroke-dash="Ultrafine_20_Dashed" svg:stroke-color="#000000" draw:fill="solid" draw:fill-color="#00ccff" draw:textarea-horizontal-align="justify" draw:textarea-vertical-align="middle" draw:auto-grow-height="false" fo:min-height="1.35cm" fo:min-width="6cm"/>
    </style:style>
    <style:style style:name="P1" style:family="paragraph">
      <style:paragraph-properties fo:line-height="100%" fo:text-align="center"/>
    </style:style>
    <style:style style:name="P2" style:family="paragraph">
      <style:paragraph-properties fo:line-height="100%" fo:text-align="center"/>
      <style:text-properties fo:color="#ffffff" fo:font-size="14pt" style:font-size-asian="14pt" style:font-size-complex="14pt"/>
    </style:style>
    <style:style style:name="P3" style:family="paragraph">
      <style:paragraph-properties fo:line-height="100%" fo:text-align="center"/>
      <style:text-properties fo:color="#000000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line-height="100%" fo:text-align="center"/>
      <style:text-properties fo:color="#000000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color="#000000" fo:font-size="12pt" style:font-size-asian="12pt" style:font-size-complex="12pt"/>
    </style:style>
    <style:style style:name="T3" style:family="text">
      <style:text-properties fo:color="#000000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16cm" svg:height="1.5cm" svg:x="11.7cm" svg:y="16.7cm">
          <text:p text:style-name="P1"><text:span text:style-name="T1">Encrypted 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35cm" svg:height="1.5cm" svg:x="3.2cm" svg:y="2.1cm">
          <text:p text:style-name="P1"><text:span text:style-name="T2">SHARED KEY</text:span></text:p>
          <text:p text:style-name="P1"><text:span text:style-name="T2">generated via DH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7cm" svg:y1="3.9cm" svg:x2="7cm" svg:y2="10.7cm">
          <text:p/>
        </draw:line>
        <draw:custom-shape draw:style-name="gr4" draw:text-style-name="P5" draw:layer="layout" svg:width="5.042cm" svg:height="1.925cm" svg:x="11.125cm" svg:y="2.188cm">
          <text:p text:style-name="P1"><text:span text:style-name="T3">slat</text:span><text:span text:style-name="T3"><text:line-break/></text:span><text:span text:style-name="T3">(64 b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5.041cm" svg:height="1.925cm" svg:x="16.659cm" svg:y="2.188cm">
          <text:p text:style-name="P1"><text:span text:style-name="T3">timestamp</text:span><text:span text:style-name="T3"><text:line-break/></text:span><text:span text:style-name="T3">(32 b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5.042cm" svg:height="1.925cm" svg:x="22.15cm" svg:y="2.188cm">
          <text:p text:style-name="P1"><text:span text:style-name="T3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11.1cm" svg:y1="4.6cm" svg:x2="27.2cm" svg:y2="4.6cm">
          <text:p/>
        </draw:line>
        <draw:line draw:style-name="gr3" draw:text-style-name="P4" draw:layer="layout" svg:x1="19.1cm" svg:y1="4.6cm" svg:x2="19.1cm" svg:y2="10.7cm">
          <text:p/>
        </draw:line>
        <draw:line draw:style-name="gr3" draw:text-style-name="P4" draw:layer="layout" svg:x1="19.1cm" svg:y1="6.9cm" svg:x2="16.9cm" svg:y2="6.9cm">
          <text:p/>
        </draw:line>
        <draw:custom-shape draw:style-name="gr7" draw:text-style-name="P2" draw:layer="layout" svg:width="2.3cm" svg:height="1.3cm" svg:x="14.4cm" svg:y="6.2cm">
          <text:p text:style-name="P1"><text:span text:style-name="T1">SHA-1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cm" svg:y1="6.9cm" svg:x2="11.8cm" svg:y2="6.9cm">
          <text:p/>
        </draw:line>
        <draw:custom-shape draw:style-name="gr8" draw:text-style-name="P3" draw:layer="layout" svg:width="2.85cm" svg:height="1.5cm" svg:x="8.7cm" svg:y="6.1cm">
          <text:p text:style-name="P1"><text:span text:style-name="T2">signatur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3cm" svg:height="1.6cm" svg:x="4.9cm" svg:y="11cm">
          <text:p text:style-name="P1"><text:span text:style-name="T1">AES KEY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1cm" svg:y1="7.8cm" svg:x2="8.7cm" svg:y2="10.7cm">
          <text:p/>
        </draw:line>
        <draw:line draw:style-name="gr3" draw:text-style-name="P4" draw:layer="layout" svg:x1="10.125cm" svg:y1="7.776cm" svg:x2="10.1cm" svg:y2="16.5cm">
          <text:p/>
        </draw:line>
        <draw:custom-shape draw:style-name="gr10" draw:text-style-name="P3" draw:layer="layout" svg:width="8.65cm" svg:height="1.5cm" svg:x="2.9cm" svg:y="16.7cm">
          <text:p text:style-name="P1"><text:span text:style-name="T2">signa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.5cm" svg:height="1.6cm" svg:x="15.8cm" svg:y="11cm">
          <text:p text:style-name="P1"><text:span text:style-name="T1">AES 256 CTR Encryption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9.1cm" svg:y1="12.9cm" svg:x2="19.1cm" svg:y2="16.5cm">
          <text:p/>
        </draw:line>
        <draw:line draw:style-name="gr3" draw:text-style-name="P4" draw:layer="layout" svg:x1="9.4cm" svg:y1="11.8cm" svg:x2="15.4cm" svg:y2="11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5T16:11:35.106603000</meta:creation-date>
    <dc:date>2015-01-29T22:34:49.086877000</dc:date>
    <meta:editing-duration>PT4H13M23S</meta:editing-duration>
    <meta:editing-cycles>2</meta:editing-cycles>
    <meta:generator>LibreOffice/4.3.4.1$MacOSX_x86 LibreOffice_project/bc356b2f991740509f321d70e4512a6a54c5f243</meta:generator>
    <meta:document-statistic meta:object-count="19"/>
  </office:meta>
</office:document-meta>
</file>